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top" draw:auto-grow-height="false" draw:shadow-opacity="1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7cm"/>
    </style:style>
    <style:style style:name="gr9" style:family="graphic" style:parent-style-name="standard">
      <style:graphic-properties draw:fill="solid" draw:fill-color="#996633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cccccc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4.445cm" svg:x="2.27cm" svg:y="18.78cm">
          <text:p text:style-name="P1"><text:span text:style-name="T1">rmake 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5.715cm" svg:height="2.52cm" svg:x="1.781cm" svg:y="15.605cm">
            <text:p text:style-name="P1">Workstation</text:p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3" draw:layer="layout" svg:width="2.164cm" svg:height="2.258cm" svg:x="7.091cm" svg:y="15.942cm">
            <text:p text:style-name="P2"><text:span text:style-name="T1">SVN 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3.81cm" svg:height="1.905cm" svg:x="14.595cm" svg:y="13.57cm">
            <text:p text:style-name="P1">Build 1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1.36cm" svg:height="1.27cm" svg:x="18.055cm" svg:y="14.27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3.81cm" svg:height="1.905cm" svg:x="14.595cm" svg:y="16.31cm">
            <text:p text:style-name="P1">Build 2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1.36cm" svg:height="1.27cm" svg:x="18.055cm" svg:y="17.01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" draw:text-style-name="P2" draw:layer="layout" svg:width="3.81cm" svg:height="5.715cm" svg:x="9.89cm" svg:y="14.305cm">
          <text:p text:style-name="P1"><text:span text:style-name="T1">rmake transa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89cm" svg:height="1.597cm" svg:x="10.525cm" svg:y="15.248cm">
          <text:p text:style-name="P1"><text:span text:style-name="T1">buil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689cm" svg:height="1.597cm" svg:x="10.375cm" svg:y="17.788cm">
          <text:p text:style-name="P1"><text:span text:style-name="T1">log + result</text:span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3.81cm" svg:height="1.905cm" svg:x="14.595cm" svg:y="18.98cm">
            <text:p text:style-name="P1">Build 3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1.36cm" svg:height="1.27cm" svg:x="18.055cm" svg:y="19.68cm">
            <text:p text:style-name="P1"><text:span text:style-name="T1">Build</text:span></text:p>
            <text:p text:style-name="P1"><text:span text:style-name="T1">Tre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6" draw:text-style-name="P1" draw:layer="layout" svg:width="3.81cm" svg:height="1.905cm" svg:x="1.895cm" svg:y="9.825cm">
            <text:p text:style-name="P1">https://svn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1.36cm" svg:height="1.27cm" svg:x="5.355cm" svg:y="10.525cm">
            <text:p text:style-name="P1"><text:span text:style-name="T1">svn</text:span></text:p>
            <text:p text:style-name="P1"><text:span text:style-name="T1">Rep.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7" draw:text-style-name="P4" draw:layer="layout" svg:width="1.27cm" svg:height="2.54cm" svg:x="2.905cm" svg:y="12.43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5" draw:layer="layout" svg:width="3.81cm" svg:height="1.52cm" svg:x="4.175cm" svg:y="12.965cm">
          <draw:text-box>
            <text:p text:style-name="P5"><text:span text:style-name="T1">SVN transactions</text:span></text:p>
          </draw:text-box>
        </draw:frame>
        <draw:custom-shape draw:style-name="gr5" draw:text-style-name="P3" draw:layer="layout" svg:width="1.905cm" svg:height="4.445cm" svg:x="7.35cm" svg:y="18.78cm">
          <text:p text:style-name="P1"><text:span text:style-name="T1">Network</text:span></text:p>
          <text:p text:style-name="P1"><text:span text:style-name="T1">Filesystem</text:span></text:p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g>
            <draw:custom-shape draw:style-name="gr9" draw:text-style-name="P1" draw:layer="layout" svg:width="5.715cm" svg:height="2.52cm" svg:x="1.635cm" svg:y="23.805cm">
              <text:p text:style-name="P1">Proxy</text:p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0" draw:text-style-name="P2" draw:layer="layout" svg:width="2.164cm" svg:height="2.258cm" svg:x="6.945cm" svg:y="24.142cm">
              <text:p text:style-name="P2"><text:span text:style-name="T1">SVN Tree</text:span></text:p>
  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ustom-shape draw:style-name="gr5" draw:text-style-name="P3" draw:layer="layout" svg:width="2.54cm" svg:height="2.54cm" svg:x="2.905cm" svg:y="20.05cm">
          <text:p text:style-name="P1"><text:span text:style-name="T1">syn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8.255cm" svg:height="3.135cm" svg:x="9.89cm" svg:y="23.225cm">
          <text:p text:style-name="P1"><text:span text:style-name="T1">rmake transa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89cm" svg:height="1.597cm" svg:x="10.525cm" svg:y="24.455cm">
          <text:p text:style-name="P1"><text:span text:style-name="T1">syn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905cm" svg:height="1.905cm" draw:transform="rotate (1.5707963267946) translate (14.97cm 25.76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Eric Woodruff</meta:initial-creator>
    <meta:creation-date>2008-08-18T17:58:59</meta:creation-date>
    <dc:creator>Eric Woodruff</dc:creator>
    <dc:date>2008-08-18T18:35:32</dc:date>
    <meta:editing-cycles>15</meta:editing-cycles>
    <meta:editing-duration>PT36M3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